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4000002F4140AD2E1F388332D.jpg" manifest:media-type="image/jpeg"/>
  <manifest:file-entry manifest:full-path="Pictures/10000000000004B00000038A2401FED50256670E.jpg" manifest:media-type="image/jpeg"/>
  <manifest:file-entry manifest:full-path="Pictures/10000000000002540000017B1BA83027248A0DE3.jpg" manifest:media-type="image/jpeg"/>
  <manifest:file-entry manifest:full-path="Pictures/2000000E0000634100004A4C8B8C0B6EC20B2683.svm" manifest:media-type="image/x-svm"/>
  <manifest:file-entry manifest:full-path="Pictures/10000200000003C0000002CFFC152CCA164AE303.png" manifest:media-type="image/png"/>
  <manifest:file-entry manifest:full-path="Pictures/10000000000002F3000001D763E9FB3CE7C90148.jpg" manifest:media-type="image/jpeg"/>
  <manifest:file-entry manifest:full-path="Pictures/10000000000001CC00000114F6C928485377D94A.jpg" manifest:media-type="image/jpeg"/>
  <manifest:file-entry manifest:full-path="Pictures/10000000000003D0000002BC156641B261BADE79.jpg" manifest:media-type="image/jpeg"/>
  <manifest:file-entry manifest:full-path="Pictures/100000000000039E00000274B08E04163EE923BF.jpg" manifest:media-type="image/jpeg"/>
  <manifest:file-entry manifest:full-path="Pictures/2000000C0000634100004A4C3651558E9C43717A.svm" manifest:media-type="image/x-svm"/>
  <manifest:file-entry manifest:full-path="Pictures/2000000E0000634100004A4C2A08177FA3DF9654.svm" manifest:media-type="image/x-svm"/>
  <manifest:file-entry manifest:full-path="Pictures/10000000000002CD000002EE9CC58DA60996D8F0.jpg" manifest:media-type="image/jpeg"/>
  <manifest:file-entry manifest:full-path="Pictures/10000000000005C5000008DD6B6E01BF6B43DB26.jpg" manifest:media-type="image/jpeg"/>
  <manifest:file-entry manifest:full-path="Pictures/2000000E0000634100004A4CCD2247D4D39A5527.svm" manifest:media-type="image/x-svm"/>
  <manifest:file-entry manifest:full-path="Pictures/100000000000022B000002D3F0AE29EC6784EB72.jpg" manifest:media-type="image/jpeg"/>
  <manifest:file-entry manifest:full-path="Pictures/1000000000000400000002BFEA43F2D53B0458BE.jpg" manifest:media-type="image/jpeg"/>
  <manifest:file-entry manifest:full-path="Pictures/100000000000027A000002AD88C95B11A0499B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6.144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1-title">
      <style:graphic-properties draw:auto-grow-height="true" fo:min-height="3.506cm"/>
      <style:paragraph-properties style:writing-mode="lr-tb"/>
    </style:style>
    <style:style style:name="pr4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title">
      <style:graphic-properties draw:auto-grow-height="true" fo:min-height="3.333cm"/>
      <style:paragraph-properties style:writing-mode="lr-tb"/>
    </style:style>
    <style:style style:name="pr7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Focus3-notes">
      <style:graphic-properties draw:fill-color="#ffffff" fo:min-height="12.572cm"/>
      <style:paragraph-properties style:writing-mode="lr-tb"/>
    </style:style>
    <style:style style:name="pr9" style:family="presentation" style:parent-style-name="Focus3-title">
      <style:graphic-properties fo:min-height="3.333cm"/>
      <style:paragraph-properties style:writing-mode="lr-tb"/>
    </style:style>
    <style:style style:name="pr10" style:family="presentation" style:parent-style-name="Focus2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justify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26pt" style:font-size-asian="18pt" style:font-size-complex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text-properties fo:font-size="32pt" style:font-size-asian="18pt" style:font-size-complex="18pt"/>
    </style:style>
    <style:style style:name="P11" style:family="paragraph">
      <loext:graphic-properties draw:fill="none" draw:fill-color="#ffffff"/>
      <style:text-properties fo:font-size="32pt" style:font-size-asian="18pt" style:font-size-complex="18pt"/>
    </style:style>
    <style:style style:name="P12" style:family="paragraph">
      <loext:graphic-properties draw:fill-color="#ffffff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18pt" style:font-size-complex="18pt"/>
    </style:style>
    <style:style style:name="T4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144cm" svg:x="10.404cm" svg:y="7.8cm" presentation:class="subtitle" presentation:user-transformed="true">
          <draw:text-box>
            <text:p><text:span text:style-name="T1">Through the</text:span></text:p>
            <text:p><text:span text:style-name="T1">Yellow G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draw:style-name="gr2" draw:text-style-name="P3" draw:layer="layout" svg:width="10.516cm" svg:height="11cm" svg:x="8.2cm" svg:y="5.8cm" presentation:class="graphic" presentation:user-transformed="true">
          <draw:image xlink:href="Pictures/10000000000002CD000002EE9CC58DA60996D8F0.jpg" xlink:type="simple" xlink:show="embed" xlink:actuate="onLoad" loext:mime-type="image/jpeg">
            <text:p/>
          </draw:image>
        </draw:frame>
        <draw:frame presentation:style-name="pr3" draw:text-style-name="P4" draw:layer="layout" svg:width="12.14cm" svg:height="3.506cm" svg:x="7.26cm" svg:y="3cm" presentation:class="title" presentation:user-transformed="true">
          <draw:text-box>
            <text:p><text:span text:style-name="T2">Ardhanārīśwa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draw:style-name="gr2" draw:text-style-name="P3" draw:layer="layout" svg:width="8.546cm" svg:height="13.129cm" svg:x="4.254cm" svg:y="3.871cm" presentation:class="graphic" presentation:user-transformed="true">
          <draw:image xlink:href="Pictures/10000000000005C5000008DD6B6E01BF6B43DB26.jpg" xlink:type="simple" xlink:show="embed" xlink:actuate="onLoad" loext:mime-type="image/jpeg">
            <text:p/>
          </draw:image>
        </draw:frame>
        <draw:frame draw:style-name="gr3" draw:text-style-name="P5" draw:layer="layout" svg:width="10.246cm" svg:height="13.348cm" svg:x="13.2cm" svg:y="3.8cm">
          <draw:image xlink:href="Pictures/100000000000022B000002D3F0AE29EC6784EB7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6" draw:text-style-name="P6" draw:layer="layout" svg:width="24.108cm" svg:height="3.333cm" svg:x="1.946cm" svg:y="1.239cm" presentation:class="title">
          <draw:text-box>
            <text:p>Hijra</text:p>
          </draw:text-box>
        </draw:frame>
        <draw:frame draw:style-name="gr2" draw:text-style-name="P3" draw:layer="layout" svg:width="20.2cm" svg:height="14.488cm" svg:x="4.2cm" svg:y="4.37cm" presentation:class="graphic" presentation:user-transformed="true">
          <draw:image xlink:href="Pictures/10000000000003D0000002BC156641B261BADE7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draw:style-name="gr2" draw:text-style-name="P3" draw:layer="layout" svg:width="15.274cm" svg:height="10.486cm" svg:x="3.2cm" svg:y="1.314cm" presentation:class="graphic" presentation:user-transformed="true">
          <draw:image xlink:href="Pictures/1000000000000400000002BFEA43F2D53B0458BE.jpg" xlink:type="simple" xlink:show="embed" xlink:actuate="onLoad" loext:mime-type="image/jpeg">
            <text:p/>
          </draw:image>
        </draw:frame>
        <draw:frame draw:style-name="gr3" draw:text-style-name="P5" draw:layer="layout" svg:width="14.8cm" svg:height="10.037cm" svg:x="9.8cm" svg:y="10.363cm">
          <draw:image xlink:href="Pictures/100000000000039E00000274B08E04163EE923B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draw:style-name="gr2" draw:text-style-name="P3" draw:layer="layout" svg:width="22.999cm" svg:height="13.8cm" svg:x="2.4cm" svg:y="3.8cm" presentation:class="graphic" presentation:user-transformed="true">
          <draw:image xlink:href="Pictures/10000000000001CC00000114F6C928485377D94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9" draw:text-style-name="P6" draw:layer="layout" svg:width="24.108cm" svg:height="3.333cm" svg:x="1.946cm" svg:y="1.239cm" presentation:class="title">
          <draw:text-box>
            <text:p>Imperial Eunuchs</text:p>
          </draw:text-box>
        </draw:frame>
        <draw:frame draw:style-name="gr2" draw:text-style-name="P3" draw:layer="layout" svg:width="14.724cm" svg:height="15.91cm" svg:x="7cm" svg:y="4.09cm" presentation:class="graphic" presentation:user-transformed="true">
          <draw:image xlink:href="Pictures/100000000000027A000002AD88C95B11A0499BC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draw:style-name="gr3" draw:text-style-name="P5" draw:layer="layout" svg:width="22.598cm" svg:height="14.369cm" svg:x="2.602cm" svg:y="3.431cm">
          <draw:image xlink:href="Pictures/10000000000002540000017B1BA83027248A0DE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draw:style-name="gr2" draw:text-style-name="P3" draw:layer="layout" svg:width="14.834cm" svg:height="11.2cm" svg:x="3.2cm" svg:y="0.8cm" presentation:class="graphic" presentation:user-transformed="true">
          <draw:image xlink:href="Pictures/10000000000004B00000038A2401FED50256670E.jpg" xlink:type="simple" xlink:show="embed" xlink:actuate="onLoad" loext:mime-type="image/jpeg">
            <text:p/>
          </draw:image>
        </draw:frame>
        <draw:frame draw:style-name="gr3" draw:text-style-name="P5" draw:layer="layout" svg:width="15.389cm" svg:height="9.6cm" svg:x="9.611cm" svg:y="10.6cm">
          <draw:image xlink:href="Pictures/10000000000002F3000001D763E9FB3CE7C9014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2" presentation:presentation-page-layout-name="AL2T1">
        <office:forms form:automatic-focus="false" form:apply-design-mode="false"/>
        <draw:frame draw:style-name="gr4" draw:text-style-name="P7" draw:layer="layout" svg:width="19.2cm" svg:height="5cm" svg:x="4.2cm" svg:y="8.8cm">
          <draw:text-box>
            <text:p><text:span text:style-name="T3">https://www.academia.edu/45662764/Through_the_Yellow_Gate_Ordination_of_Gender_Nonconforming_People_in_the_Buddhist_Vinay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2" presentation:presentation-page-layout-name="AL2T1">
        <office:forms form:automatic-focus="false" form:apply-design-mode="false"/>
        <draw:frame draw:style-name="gr5" draw:text-style-name="P9" draw:layer="layout" svg:width="15.242cm" svg:height="15.242cm" svg:x="5.6cm" svg:y="2.6cm" presentation:class="graphic" presentation:user-transformed="true">
          <draw:image xlink:href="Pictures/10000000000002F4000002F4140AD2E1F388332D.jpg" xlink:type="simple" xlink:show="embed" xlink:actuate="onLoad" loext:mime-type="image/jpeg">
            <text:p/>
          </draw:image>
        </draw:frame>
        <draw:frame draw:style-name="gr6" draw:text-style-name="P11" draw:layer="layout" svg:width="7.2cm" svg:height="1.564cm" svg:x="10cm" svg:y="18.436cm">
          <draw:text-box>
            <text:p text:style-name="P10"><text:span text:style-name="T4">Tilorien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nl" fo:country="BE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1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11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11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08:27:47.470654541</meta:creation-date>
    <meta:editing-duration>PT24M38S</meta:editing-duration>
    <meta:editing-cycles>7</meta:editing-cycles>
    <meta:generator>LibreOffice/6.4.7.2$Linux_X86_64 LibreOffice_project/40$Build-2</meta:generator>
    <dc:title>Focus</dc:title>
    <dc:date>2021-10-23T10:11:21.032760326</dc:date>
    <meta:document-statistic meta:object-count="98"/>
  </office:meta>
</office:document-meta>
</file>